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Pictures/2000008600003E6E00001F6CC2675A3C.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50%"/>
      <style:text-properties style:font-name="Arial"/>
    </style:style>
    <style:style style:name="P2" style:family="paragraph" style:parent-style-name="Text_20_body">
      <style:paragraph-properties fo:line-height="150%" fo:text-align="center" style:justify-single-word="false"/>
      <style:text-properties style:font-name="Arial" fo:font-size="8pt" style:font-size-asian="7pt" style:font-size-complex="8pt"/>
    </style:style>
    <style:style style:name="P3" style:family="paragraph" style:parent-style-name="Text_20_body">
      <style:paragraph-properties fo:line-height="150%"/>
      <style:text-properties style:font-name="Arial" style:text-underline-style="solid" style:text-underline-width="auto" style:text-underline-color="font-color"/>
    </style:style>
    <style:style style:name="P4" style:family="paragraph" style:parent-style-name="Text_20_body">
      <style:paragraph-properties fo:line-height="150%"/>
    </style:style>
    <style:style style:name="P5" style:family="paragraph" style:parent-style-name="Heading_20_2">
      <style:paragraph-properties fo:line-height="150%"/>
      <style:text-properties fo:font-style="normal" style:font-style-asian="normal" style:font-style-complex="normal"/>
    </style:style>
    <style:style style:name="P6" style:family="paragraph" style:parent-style-name="Heading_20_2">
      <style:paragraph-properties fo:line-height="150%"/>
      <style:text-properties fo:font-size="16pt" fo:font-style="normal" style:font-size-asian="16pt" style:font-style-asian="normal" style:font-size-complex="16pt" style:font-style-complex="normal"/>
    </style:style>
    <style:style style:name="P7" style:family="paragraph" style:parent-style-name="Heading_20_2">
      <style:paragraph-properties fo:line-height="150%"/>
      <style:text-properties fo:font-size="14pt" fo:font-style="normal" style:font-size-asian="14pt" style:font-style-asian="normal" style:font-size-complex="14pt" style:font-style-complex="normal"/>
    </style:style>
    <style:style style:name="P8" style:family="paragraph" style:parent-style-name="Heading_20_1">
      <style:paragraph-properties fo:line-height="150%"/>
      <style:text-properties fo:font-size="16pt" style:font-size-asian="16pt" style:font-size-complex="16pt"/>
    </style:style>
    <style:style style:name="T1" style:family="text">
      <style:text-properties style:font-name="Ari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Vægt</text:h>
      <text:p text:style-name="P1">Arbejde med vægten blev opdelt i henholdsvis elektronisk del, STK500 kit del og C# del.</text:p>
      <text:p text:style-name="P4"><text:span text:style-name="T1">Følgende vil de tre dele blive beskrevet hver for sig. </text:span></text:p>
      <text:h text:style-name="P7" text:outline-level="2">Elektronisk del</text:h>
      <text:p text:style-name="P1">Til at forstærke signalet fra vægten bruges et AD620 operationsforstærker. Det analoge signal bliver forstærket og sendt til en output, hvor den kan blive behandlet. Forstærkeren bliver forsynet med et ± 5 volts og et fælles stel med STK kittet.</text:p>
      <text:p text:style-name="P2"><draw:frame draw:style-name="fr1" draw:name="grafik1" text:anchor-type="paragraph" svg:width="15.983cm" svg:height="8.043cm" draw:z-index="0"><draw:image xlink:href="Pictures/2000008600003E6E00001F6CC2675A3C.svm" xlink:type="simple" xlink:show="embed" xlink:actuate="onLoad"/></draw:frame>Figur 1: Kredsløbsdiagram for vægtforstærkeren.</text:p>
      <text:h text:style-name="P5" text:outline-level="2">STK500</text:h>
      <text:p text:style-name="P1">For at kunne konvertere fra de analoge signaler til digitale værdier bruges ATmega16. Outputtet fra AD620 og konverteres efterfølgende på kittet om til et 10-bits værdi, som sendes ud ved hjælp af UART'en.</text:p>
      <text:h text:style-name="P5" text:outline-level="2">C#</text:h>
      <text:p text:style-name="P1">Designet for vægtinterfacet på C# siden benytter den indbyggede SerielPort klasse fra System.IO. Klassens funktioner er lige at gå til. Der blev brugt den samme baud rate og databit, som i C delen. Klassen henter rå værdier fra 0-1023, som derefter konverteres om til vægtstørrelsen.</text:p>
      <text:p text:style-name="P1"/>
      <text:h text:style-name="P6" text:outline-level="2"><text:soft-page-break/>Test</text:h>
      <text:p text:style-name="P1">Ved den samlede test kunne der ses et offset på 76 gram. Dette blev rettet op i C# koden. </text:p>
      <text:p text:style-name="P1">Desuden viste testen, at der var minimal støjniveau. Der blev testet op til flere gange, og der blev erfaret, at man lige skulle vente et par sekunder, får man henter målinger, ellers kunne der stadig være påvirkninger af støj.</text:p>
      <text:p text:style-name="P1">Til test blev der anvendt øvelsesvejledning fra INF1, som ikke vedlægges, men dokumentationen kan ses i bilag.</text:p>
      <text:p text:style-name="P3">Se ”WeightCalculations” dokumentet for yderligere målinger og tests.</text:p>
      <text:h text:style-name="P5" text:outline-level="2">Forbedring</text:h>
      <text:p text:style-name="P1">For at kun løse forskydningen/offsettet kunne der havde været brugt en varierende modstand. </text:p>
      <text:p text:style-name="P1">Der kunne tænkes at bruge et CRC check for sending og modtagelse mellem RS232 kommunikatione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ng Thanh Dao</meta:initial-creator>
    <meta:creation-date>2012-05-20T23:26:46.06</meta:creation-date>
    <dc:date>2012-06-01T01:27:55.10</dc:date>
    <meta:editing-duration>PT1H4M29S</meta:editing-duration>
    <meta:editing-cycles>136</meta:editing-cycles>
    <meta:generator>LibreOffice/3.5$Windows_x86 LibreOffice_project/281b639-6baa1d3-ef66a77-d866f25-f36d45f</meta:generator>
    <meta:document-statistic meta:table-count="0" meta:image-count="1" meta:object-count="0" meta:page-count="2" meta:paragraph-count="18" meta:word-count="266" meta:character-count="1644" meta:non-whitespace-character-count="1393"/>
  </office:meta>
</office:document-meta>
</file>